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209in"/>
    </style:style>
    <style:style style:name="co3" style:family="table-column">
      <style:table-column-properties fo:break-before="auto" style:column-width="1.23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Noto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Noto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1" table:number-columns-repeated="1020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Resolución de malla</text:p>
          </table:table-cell>
          <table:table-cell office:value-type="string" calcext:value-type="string">
            <text:p>Tipo de mall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4729" calcext:value-type="float">
            <text:p>0.4729</text:p>
          </table:table-cell>
          <table:table-cell table:style-name="ce4" office:value-type="string" calcext:value-type="string">
            <text:p>50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3488" calcext:value-type="float">
            <text:p>0.3488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3416" calcext:value-type="float">
            <text:p>0.3416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3167" calcext:value-type="float">
            <text:p>0.3167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2991" calcext:value-type="float">
            <text:p>0.2991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2573" calcext:value-type="float">
            <text:p>0.2573</text:p>
          </table:table-cell>
          <table:table-cell table:style-name="ce4" office:value-type="string" calcext:value-type="string">
            <text:p>50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Resolución de malla</text:p>
          </table:table-cell>
          <table:table-cell office:value-type="string" calcext:value-type="string">
            <text:p>Tipo de mall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6916" calcext:value-type="float">
            <text:p>0.6916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6856" calcext:value-type="float">
            <text:p>0.6856</text:p>
          </table:table-cell>
          <table:table-cell table:style-name="ce4" office:value-type="string" calcext:value-type="string">
            <text:p>50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6246" calcext:value-type="float">
            <text:p>0.6246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5759" calcext:value-type="float">
            <text:p>0.5759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525" calcext:value-type="float">
            <text:p>0.5250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5155" calcext:value-type="float">
            <text:p>0.5155</text:p>
          </table:table-cell>
          <table:table-cell table:style-name="ce4" office:value-type="string" calcext:value-type="string">
            <text:p>50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Resolución de malla</text:p>
          </table:table-cell>
          <table:table-cell office:value-type="string" calcext:value-type="string">
            <text:p>Tipo de mall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6261" calcext:value-type="float">
            <text:p>0.6261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6235" calcext:value-type="float">
            <text:p>0.6235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6184" calcext:value-type="float">
            <text:p>0.6184</text:p>
          </table:table-cell>
          <table:table-cell table:style-name="ce4" office:value-type="string" calcext:value-type="string">
            <text:p>50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6161" calcext:value-type="float">
            <text:p>0.6161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5987" calcext:value-type="float">
            <text:p>0.5987</text:p>
          </table:table-cell>
          <table:table-cell table:style-name="ce4" office:value-type="string" calcext:value-type="string">
            <text:p>50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5716" calcext:value-type="float">
            <text:p>0.5716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Resolución de malla</text:p>
          </table:table-cell>
          <table:table-cell office:value-type="string" calcext:value-type="string">
            <text:p>Tipo de mall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7113" calcext:value-type="float">
            <text:p>0.7113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6795" calcext:value-type="float">
            <text:p>0.6795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6568" calcext:value-type="float">
            <text:p>0.6568</text:p>
          </table:table-cell>
          <table:table-cell table:style-name="ce4" office:value-type="string" calcext:value-type="string">
            <text:p>50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6457" calcext:value-type="float">
            <text:p>0.6457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627" calcext:value-type="float">
            <text:p>0.6270</text:p>
          </table:table-cell>
          <table:table-cell table:style-name="ce4" office:value-type="string" calcext:value-type="string">
            <text:p>50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5904" calcext:value-type="float">
            <text:p>0.5904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Resolución de malla</text:p>
          </table:table-cell>
          <table:table-cell office:value-type="string" calcext:value-type="string">
            <text:p>Tipo de mall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541" calcext:value-type="float">
            <text:p>0.5410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5257" calcext:value-type="float">
            <text:p>0.5257</text:p>
          </table:table-cell>
          <table:table-cell table:style-name="ce4" office:value-type="string" calcext:value-type="string">
            <text:p>50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485" calcext:value-type="float">
            <text:p>0.4850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42" calcext:value-type="float">
            <text:p>0.4200</text:p>
          </table:table-cell>
          <table:table-cell table:style-name="ce4" office:value-type="string" calcext:value-type="string">
            <text:p>50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3843" calcext:value-type="float">
            <text:p>0.3843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3689" calcext:value-type="float">
            <text:p>0.3689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S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Resolución de malla</text:p>
          </table:table-cell>
          <table:table-cell office:value-type="string" calcext:value-type="string">
            <text:p>Tipo de mall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9232" calcext:value-type="float">
            <text:p>0.9232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9007" calcext:value-type="float">
            <text:p>0.9007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8699" calcext:value-type="float">
            <text:p>0.8699</text:p>
          </table:table-cell>
          <table:table-cell table:style-name="ce4" office:value-type="string" calcext:value-type="string">
            <text:p>50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8514" calcext:value-type="float">
            <text:p>0.8514</text:p>
          </table:table-cell>
          <table:table-cell table:style-name="ce4" office:value-type="string" calcext:value-type="string">
            <text:p>50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8464" calcext:value-type="float">
            <text:p>0.8464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8385" calcext:value-type="float">
            <text:p>0.8385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S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Resolución de malla</text:p>
          </table:table-cell>
          <table:table-cell office:value-type="string" calcext:value-type="string">
            <text:p>Tipo de mall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8281" calcext:value-type="float">
            <text:p>0.8281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7948" calcext:value-type="float">
            <text:p>0.7948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7778" calcext:value-type="float">
            <text:p>0.7778</text:p>
          </table:table-cell>
          <table:table-cell table:style-name="ce4" office:value-type="string" calcext:value-type="string">
            <text:p>50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7662" calcext:value-type="float">
            <text:p>0.7662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7366" calcext:value-type="float">
            <text:p>0.7366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6922" calcext:value-type="float">
            <text:p>0.6922</text:p>
          </table:table-cell>
          <table:table-cell table:style-name="ce4" office:value-type="string" calcext:value-type="string">
            <text:p>50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Resolución de malla</text:p>
          </table:table-cell>
          <table:table-cell office:value-type="string" calcext:value-type="string">
            <text:p>Tipo de mall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5275" calcext:value-type="float">
            <text:p>0.5275</text:p>
          </table:table-cell>
          <table:table-cell table:style-name="ce4" office:value-type="string" calcext:value-type="string">
            <text:p>50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4963" calcext:value-type="float">
            <text:p>0.4963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4917" calcext:value-type="float">
            <text:p>0.4917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473" calcext:value-type="float">
            <text:p>0.4730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465" calcext:value-type="float">
            <text:p>0.4650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4502" calcext:value-type="float">
            <text:p>0.4502</text:p>
          </table:table-cell>
          <table:table-cell table:style-name="ce4" office:value-type="string" calcext:value-type="string">
            <text:p>50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Resolución de malla</text:p>
          </table:table-cell>
          <table:table-cell office:value-type="string" calcext:value-type="string">
            <text:p>Tipo de mall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6747" calcext:value-type="float">
            <text:p>0.6747</text:p>
          </table:table-cell>
          <table:table-cell table:style-name="ce4" office:value-type="string" calcext:value-type="string">
            <text:p>50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6028" calcext:value-type="float">
            <text:p>0.6028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5451" calcext:value-type="float">
            <text:p>0.5451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5275" calcext:value-type="float">
            <text:p>0.5275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5242" calcext:value-type="float">
            <text:p>0.5242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5178" calcext:value-type="float">
            <text:p>0.5178</text:p>
          </table:table-cell>
          <table:table-cell table:style-name="ce4" office:value-type="string" calcext:value-type="string">
            <text:p>50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7T19:03:26.229714522</dc:date>
    <meta:editing-duration>PT15M4S</meta:editing-duration>
    <meta:editing-cycles>1</meta:editing-cycles>
    <meta:generator>LibreOffice/7.3.7.2$Linux_X86_64 LibreOffice_project/30$Build-2</meta:generator>
    <meta:document-statistic meta:table-count="1" meta:cell-count="198" meta:object-count="0"/>
  </office:meta>
</office:document-meta>
</file>